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0000003088EA156D16806B654.jpg" manifest:media-type="image/jpeg"/>
  <manifest:file-entry manifest:full-path="Pictures/10000000000000C4000000C425453FE292854CE9.jpg" manifest:media-type="image/jpeg"/>
  <manifest:file-entry manifest:full-path="Pictures/1000000000000320000003202E8EB089AE23E900.jpg" manifest:media-type="image/jpeg"/>
  <manifest:file-entry manifest:full-path="Pictures/100000000000041E00000186AB5FE7165340D1D3.jpg" manifest:media-type="image/jpeg"/>
  <manifest:file-entry manifest:full-path="Pictures/10000000000000B4000000B14C4BF7C1F6EF6444.png" manifest:media-type="image/png"/>
  <manifest:file-entry manifest:full-path="Pictures/10000000000004B000000274A3D47A521C364724.jpg" manifest:media-type="image/jpeg"/>
  <manifest:file-entry manifest:full-path="Pictures/10000000000000E1000000E13B039F613C699948.png" manifest:media-type="image/png"/>
  <manifest:file-entry manifest:full-path="Pictures/10000000000003B6000003B63FB444AC9682BA62.jpg" manifest:media-type="image/jpeg"/>
  <manifest:file-entry manifest:full-path="Pictures/10000000000000E1000000E1F68BBE1F3D9A9D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59cm, 8.806cm, 6.388cm, 17.22cm)" draw:image-opacity="100%" style:mirror="none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146cm" fo:min-width="0.496cm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svg:stroke-color="#ff5858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.801cm, 1.559cm, 11.299cm)" draw:image-opacity="100%" style:mirror="none"/>
    </style:style>
    <style:style style:name="gr6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aa95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9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aa95" draw:marker-start-width="0.321cm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069a2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9.363cm, 3.459cm, 9.51cm, 0cm)" draw:image-opacity="100%" style:mirror="none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3.056cm, 12.348cm, 1.882cm, 12.775cm)" draw:image-opacity="100%" style:mirror="none"/>
    </style:style>
    <style:style style:name="gr16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972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2a60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687cm, 0.411cm, 4.083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.148cm" svg:height="4.148cm" svg:x="15.8cm" svg:y="3.952cm">
          <draw:image xlink:href="Pictures/10000000000000C4000000C425453FE292854CE9.jpg" xlink:type="simple" xlink:show="embed" xlink:actuate="onLoad" loext:mime-type="image/jpeg">
            <text:p/>
          </draw:image>
        </draw:frame>
        <draw:frame draw:style-name="gr2" draw:text-style-name="P2" draw:layer="layout" svg:width="4.1cm" svg:height="2.877cm" draw:transform="rotate (1.57306525482249) translate (2.909cm 9.607cm)">
          <draw:image xlink:href="Pictures/100000000000041E00000186AB5FE7165340D1D3.jpg" xlink:type="simple" xlink:show="embed" xlink:actuate="onLoad" loext:mime-type="image/jpeg">
            <text:p/>
          </draw:image>
        </draw:frame>
        <draw:custom-shape draw:style-name="gr3" draw:text-style-name="P3" xml:id="id1" draw:id="id1" draw:layer="layout" svg:width="1.1cm" svg:height="0.5cm" draw:transform="rotate (3.13670573168421) translate (5.598cm 4.7cm)">
          <text:p/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1" draw:layer="layout" svg:x1="5.6cm" svg:y1="4.445cm" svg:x2="5.525cm" svg:y2="7.977cm" draw:start-shape="id1" draw:start-glue-point="3" svg:d="M5600 4445h553v3532h-628" svg:viewBox="0 0 629 3533">
          <text:p/>
        </draw:connector>
        <draw:frame draw:style-name="gr5" draw:text-style-name="P1" draw:layer="layout" svg:width="9.974cm" svg:height="8.799cm" svg:x="2.126cm" svg:y="11cm">
          <draw:image xlink:href="Pictures/10000000000004B000000274A3D47A521C364724.jpg" xlink:type="simple" xlink:show="embed" xlink:actuate="onLoad" loext:mime-type="image/jpeg">
            <text:p/>
          </draw:image>
        </draw:frame>
        <draw:line draw:style-name="gr6" draw:text-style-name="P4" draw:layer="layout" svg:x1="4.3cm" svg:y1="3.9cm" svg:x2="4.8cm" svg:y2="3.9cm">
          <text:p/>
        </draw:line>
        <draw:line draw:style-name="gr6" draw:text-style-name="P4" draw:layer="layout" svg:x1="4.8cm" svg:y1="3.9cm" svg:x2="5.4cm" svg:y2="3.5cm">
          <text:p/>
        </draw:line>
        <draw:connector draw:style-name="gr7" draw:text-style-name="P1" draw:layer="layout" draw:line-skew="-1.871cm" svg:x1="5.454cm" svg:y1="4.009cm" svg:x2="5.848cm" svg:y2="7.732cm" svg:d="M5454 4009v-9h394v3732" svg:viewBox="0 0 395 3733">
          <text:p/>
        </draw:connector>
        <draw:line draw:style-name="gr8" draw:text-style-name="P4" draw:layer="layout" svg:x1="4.3cm" svg:y1="3.9cm" svg:x2="4.3cm" svg:y2="4.6cm">
          <text:p/>
        </draw:line>
        <draw:line draw:style-name="gr6" draw:text-style-name="P4" draw:layer="layout" svg:x1="5.9cm" svg:y1="7.7cm" svg:x2="5.6cm" svg:y2="7.7cm">
          <text:p/>
        </draw:line>
        <draw:line draw:style-name="gr9" draw:text-style-name="P4" xml:id="id2" draw:id="id2" draw:layer="layout" svg:x1="4.3cm" svg:y1="4.5cm" svg:x2="4.5cm" svg:y2="4.5cm">
          <text:p/>
        </draw:line>
        <draw:connector draw:style-name="gr10" draw:text-style-name="P1" draw:layer="layout" draw:line-skew="-0.546cm" svg:x1="4.3cm" svg:y1="4.5cm" svg:x2="4.857cm" svg:y2="6.25cm" draw:start-shape="id2" draw:start-glue-point="3" svg:d="M4300 4500v600h557v1150" svg:viewBox="0 0 558 1751">
          <text:p/>
        </draw:connector>
        <draw:path draw:style-name="gr11" draw:text-style-name="P4" draw:layer="layout" svg:width="2.517cm" svg:height="3.397cm" draw:transform="rotate (-1.5707963267949) translate (7.764cm 9.302cm)" svg:viewBox="0 0 2518 3398" svg:d="M0 3397c130 0 261-5 390 0 115 4 240-7 335-78 108-80 233-150 300-278 63-121 152-233 190-368 38-137 56-282 89-423 31-132 23-264 78-390 46-105 61-221 89-334 29-118 64-235 78-357 14-118 57-233 100-345 48-125 106-249 145-379 37-123 56-296 223-323 116-19 222-87 345-78l112-22 44-22">
          <text:p/>
        </draw:path>
        <draw:frame draw:style-name="gr12" draw:text-style-name="P6" draw:layer="layout" svg:width="4.299cm" svg:height="0.839cm" svg:x="5cm" svg:y="9.761cm">
          <draw:text-box>
            <text:p text:style-name="P5"><text:span text:style-name="T1">USB OTG cable</text:span></text:p>
          </draw:text-box>
        </draw:frame>
        <draw:frame draw:style-name="gr1" draw:text-style-name="P1" draw:layer="layout" svg:width="3.809cm" svg:height="3.746cm" draw:transform="rotate (-1.55822995618054) translate (14.353cm 4.4cm)">
          <draw:image xlink:href="Pictures/10000000000000B4000000B14C4BF7C1F6EF6444.png" xlink:type="simple" xlink:show="embed" xlink:actuate="onLoad" loext:mime-type="image/png">
            <text:p/>
          </draw:image>
        </draw:frame>
        <draw:path draw:style-name="gr13" draw:text-style-name="P4" draw:layer="layout" svg:width="5.504cm" svg:height="5.631cm" draw:transform="skewX (-1.20154471126937E-016) rotate (-0.910363737840242) translate (12.903cm 7.7cm)" svg:viewBox="0 0 5505 5632" svg:d="M4823 5197c350-157 858 352 621 418-450 125-73-473-132-763-74-364-179-673-352-967-142-242-309-470-461-706-151-233-341-430-508-646-166-214-388-372-552-588-160-208-388-331-564-532-175-201-415-334-630-489-209-151-379-387-640-434-283-52-538-172-824-198-257-24-564-36-742-262l-39-30">
          <text:p/>
        </draw:path>
        <draw:frame draw:style-name="gr14" draw:text-style-name="P1" draw:layer="layout" svg:width="9.5cm" svg:height="3.5cm" svg:x="13.7cm" svg:y="16cm">
          <draw:image xlink:href="Pictures/10000000000002F0000003088EA156D16806B654.jpg" xlink:type="simple" xlink:show="embed" xlink:actuate="onLoad" loext:mime-type="image/jpeg">
            <text:p/>
          </draw:image>
        </draw:frame>
        <draw:frame draw:style-name="gr15" draw:text-style-name="P1" draw:layer="layout" svg:width="1.456cm" svg:height="4.96cm" svg:x="25.044cm" svg:y="13.44cm">
          <draw:image xlink:href="Pictures/10000000000003B6000003B63FB444AC9682BA62.jpg" xlink:type="simple" xlink:show="embed" xlink:actuate="onLoad" loext:mime-type="image/jpeg">
            <text:p/>
          </draw:image>
        </draw:frame>
        <draw:path draw:style-name="gr6" draw:text-style-name="P4" draw:layer="layout" svg:width="2.726cm" svg:height="1.244cm" draw:transform="rotate (-0.111177473352039) translate (23.2464017985237cm 18.068033510003cm)" svg:viewBox="0 0 2727 1245" svg:d="M0 562c324-13 630 81 924 198 281 112 549 178 814 335 241 143 553 194 814 109 298-96 129-509 115-764l-28-248-71-192">
          <text:p/>
        </draw:path>
        <draw:path draw:style-name="gr16" draw:text-style-name="P4" draw:layer="layout" svg:width="2.414cm" svg:height="4.755cm" svg:x="23.2cm" svg:y="13.1cm" svg:viewBox="0 0 2415 4756" svg:d="M0 4756c373-84 841-175 1021-572 119-264 164-558 149-847-13-249-2-500 0-747 2-268-160-493-124-772 32-247-56-506 0-747 67-285 178-556 373-797 204-252 503-238 772-274l199 249v274l25 100">
          <text:p/>
        </draw:path>
        <draw:path draw:style-name="gr13" draw:text-style-name="P4" draw:layer="layout" svg:width="4.628cm" svg:height="1.833cm" svg:x="11.707cm" svg:y="15.264cm" svg:viewBox="0 0 4629 1834" svg:d="M146 1794c440 210 441-472 274-523-798-243 312 445-249-224-436-520 208 364 175 249-58-198-184-945-324-573-114 302 253 481 274 748 52 656-92-122-75-249 32-243 45-522 349-623 262-87 501-87 747-174 257-91 529-127 797-175 266-47 523-168 797-174 276-6 470-87 747-75 318 14 543 225 697 449l149 249 125 74">
          <text:p/>
        </draw:path>
        <draw:path draw:style-name="gr13" draw:text-style-name="P4" draw:layer="layout" svg:width="3.246cm" svg:height="4.318cm" draw:transform="rotate (-0.94788831675812) translate (16.6985221086377cm 5.2055459981102cm)" svg:viewBox="0 0 3247 4319" svg:d="M0 4310c296-15 639 82 889-129 206-173 372-395 587-559 229-175 438-376 614-601 179-227 339-471 509-708 165-229 386-427 494-687 115-277 206-587 121-894-76-273-364-347-548-517l-188-166-26-49">
          <text:p/>
        </draw:path>
        <draw:frame draw:style-name="gr1" draw:text-style-name="P1" draw:layer="layout" svg:width="4.762cm" svg:height="4.762cm" svg:x="17.938cm" svg:y="9.1cm">
          <draw:image xlink:href="Pictures/10000000000000E1000000E13B039F613C699948.png" xlink:type="simple" xlink:show="embed" xlink:actuate="onLoad" loext:mime-type="image/png">
            <text:p/>
          </draw:image>
        </draw:frame>
        <draw:path draw:style-name="gr17" draw:text-style-name="P4" draw:layer="layout" svg:width="7.344cm" svg:height="3.813cm" draw:transform="rotate (-1.1707668622378) translate (16.6123410889336cm 6.40846118747216cm)" svg:viewBox="0 0 7345 3814" svg:d="M0 3814c341-26 652-175 990-229 339-54 662-185 999-254 310-63 629-69 942-115 292-44 580-115 885-112 316 2 604-184 925-205 296-19 597-103 851-289 252-184 566-278 819-464 222-164 258-449 369-683 110-231 209-471 301-711 91-240 241-463 255-730l9-22">
          <text:p/>
        </draw:path>
        <draw:frame draw:style-name="gr1" draw:text-style-name="P1" draw:layer="layout" svg:width="1.998cm" svg:height="1.852cm" svg:x="20.5cm" svg:y="3.2cm">
          <draw:image xlink:href="Pictures/10000000000000E1000000E1F68BBE1F3D9A9DF0.png" xlink:type="simple" xlink:show="embed" xlink:actuate="onLoad" loext:mime-type="image/png">
            <text:p/>
          </draw:image>
        </draw:frame>
        <draw:frame draw:style-name="gr1" draw:text-style-name="P1" draw:layer="layout" svg:width="1.998cm" svg:height="1.852cm" svg:x="20.6cm" svg:y="5.2cm">
          <draw:image xlink:href="Pictures/10000000000000E1000000E1F68BBE1F3D9A9DF0.png" xlink:type="simple" xlink:show="embed" xlink:actuate="onLoad" loext:mime-type="image/png">
            <text:p/>
          </draw:image>
        </draw:frame>
        <draw:path draw:style-name="gr18" draw:text-style-name="P4" draw:layer="layout" svg:width="1.394cm" svg:height="0.049cm" svg:x="19.274cm" svg:y="6.251cm" svg:viewBox="0 0 1395 50" svg:d="M0 50c257 0 514-1 772 0l249-25 249-25h125">
          <text:p/>
        </draw:path>
        <draw:path draw:style-name="gr6" draw:text-style-name="P4" draw:layer="layout" svg:width="1.444cm" svg:height="1.642cm" svg:x="19.498cm" svg:y="4.533cm" svg:viewBox="0 0 1445 1643" svg:d="M0 1643c268-28 525 24 797-124 282-154 401-426 424-698 22-269 182-487 224-747v-74">
          <text:p/>
        </draw:path>
        <draw:path draw:style-name="gr19" draw:text-style-name="P4" draw:layer="layout" svg:width="1.865cm" svg:height="0.615cm" draw:transform="rotate (0.16615534478986) translate (11.729cm 17.382cm)" svg:viewBox="0 0 1866 616" svg:d="M0 0c257 48 528-50 774 54 250 105 513 204 716 398l233 115 143 49">
          <text:p/>
        </draw:path>
        <draw:path draw:style-name="gr20" draw:text-style-name="P4" draw:layer="layout" svg:width="2.26cm" svg:height="1.63cm" draw:transform="rotate (-0.463733982254893) translate (18.4789503845232cm 6.86910007311348cm)" svg:viewBox="0 0 2261 1631" svg:d="M0 4c333-27 663 79 948 279 228 161 493 283 645 512 164 248 451 307 523 602l134 211 11 23">
          <text:p/>
        </draw:path>
        <draw:path draw:style-name="gr21" draw:text-style-name="P4" draw:layer="layout" svg:width="2.993cm" svg:height="1.002cm" draw:transform="rotate (-0.785398163397448) translate (18.8135579505721cm 6.51244204942793cm)" svg:viewBox="0 0 2994 1003" svg:d="M0 18c328-68 633 69 898 229 322 194 597-44 933 52 311 89 468 346 758 441l229 123 176 140">
          <text:p/>
        </draw:path>
        <draw:path draw:style-name="gr20" draw:text-style-name="P4" draw:layer="layout" svg:width="2.373cm" svg:height="0.778cm" draw:transform="rotate (-1.21038583625807) translate (19.7387745661257cm 13.4906781428852cm)" svg:viewBox="0 0 2374 779" svg:d="M0 18c315-79 569 124 860 190 241 55 465 176 699 264 240 90 481 182 722 272l93 35">
          <text:p/>
        </draw:path>
        <draw:path draw:style-name="gr21" draw:text-style-name="P4" draw:layer="layout" svg:width="2.614cm" svg:height="0.253cm" draw:transform="rotate (-1.5707963267949) translate (20.5700606534519cm 13.497cm)" svg:viewBox="0 0 2615 254" svg:d="M0 250c342 28 663-101 996-150 256-37 503-84 772-99 279-16 501 151 772 75l75 24">
          <text:p/>
        </draw:path>
        <draw:path draw:style-name="gr21" draw:text-style-name="P4" draw:layer="layout" svg:width="1.97cm" svg:height="0.746cm" draw:transform="rotate (0.111177473352039) translate (11.7788756333834cm 17.8538859812889cm)" svg:viewBox="0 0 1971 747" svg:d="M0 1c292-9 581 35 868 72 303 39 445 345 699 479l239 101 165 94">
          <text:p/>
        </draw:path>
        <draw:frame draw:style-name="gr12" draw:text-style-name="P7" draw:layer="layout" svg:width="2.373cm" svg:height="0.962cm" svg:x="11.8cm" svg:y="3.4cm">
          <draw:text-box>
            <text:p>TV out</text:p>
          </draw:text-box>
        </draw:frame>
        <draw:frame draw:style-name="gr22" draw:text-style-name="P1" draw:layer="layout" svg:width="3.645cm" svg:height="1.8cm" svg:x="18.5cm" svg:y="10.2cm">
          <draw:image xlink:href="Pictures/1000000000000320000003202E8EB089AE23E900.jpg" xlink:type="simple" xlink:show="embed" xlink:actuate="onLoad" loext:mime-type="image/jpeg">
            <text:p/>
          </draw:image>
        </draw:frame>
        <draw:frame draw:style-name="gr23" draw:text-style-name="P7" draw:layer="layout" svg:width="4.7cm" svg:height="2cm" svg:x="22.6cm" svg:y="10.4cm">
          <draw:text-box>
            <text:p>Step up 12V out for displa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7-30T21:34:23.565000000</dc:date>
    <meta:editing-duration>PT53M59S</meta:editing-duration>
    <meta:editing-cycles>5</meta:editing-cycles>
    <meta:generator>LibreOffice/6.4.4.2$Windows_X86_64 LibreOffice_project/3d775be2011f3886db32dfd395a6a6d1ca2630ff</meta:generator>
    <meta:document-statistic meta:object-count="37"/>
  </office:meta>
</office:document-meta>
</file>